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egoe UI" svg:font-family="'Segoe UI', 'Lucida Grande', Verdana, Arial, Helvetica,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Resume: For this laboratory we will have to to play with the DHCP protocol on windows envirovment, and explain the main DHCP options that exist for windows server clients.</text:p>
      <text:p text:style-name="Standard"/>
      <text:p text:style-name="Standard">THEORY</text:p>
      <text:p text:style-name="Standard"/>
      <text:p text:style-name="Standard">DHCP protocol:</text:p>
      <text:p text:style-name="Standard"/>
      <text:p text:style-name="Standard">The Dynamic Host Configuration Protocol (DHCP) is a protocol that relieves the human operators from the stress of allocating IP adresses on the hosts, (the servers and the routers need to have a static IP for reasons of effectivness), of a network. The effectivness of a DHCP protocol is shown when we are having a network with many hosts, or hosts that are moving a lot, also as a dynamic protocol gives us the ability to have more hosts for less IP adresses by using simple probability. DHCP and NAT are the two most helpful protocols to overcome the limitations of IPv4 addresses.</text:p>
      <text:p text:style-name="Standard"/>
      <text:p text:style-name="Standard">How DHCP works:</text:p>
      <text:p text:style-name="Standard"/>
      <text:p text:style-name="Standard">In this case I believe it will be useful to explain what a protocol is because it is a term that is used mostly on the programming part of computer networks industry. Protocol is a receipt that help two or more individuals, (devices in our case), to communicate with each other properly. Since the IT, (Internet Technology), vector is almost always about two or more devices that wish to communicate with each other, it is logical that we hear the term protocol alot.</text:p>
      <text:p text:style-name="Standard">Also DHCP is a protocol that helps devices to communicate with each other in order to allocate effectivelly the necessary IP adressess on each device. This how it works. If we assume that we have a device with a running DHCP protocol, (a DHCP server or a router) activated on a network:</text:p>
      <text:p text:style-name="Standard">1. When a client connects to the same network with the DHCP device, sends a broadcast that either ask for his old address or asks for a new one with a DHCPDISCOVER message.</text:p>
      <text:p text:style-name="Standard">2. When the DHCP device receives the DHCPDISCOVER message, (if it approves the request), checks the available IP adresses and makes an offer of one available IP by sending a DHCPOFFER mesage to the client.</text:p>
      <text:p text:style-name="Standard">3. When the client receives the DHCPOFFER, responds to the offer by sending to the DHCP device the DHCPREQUEST to confirm that it wants to have the offered IP address.</text:p>
      <text:p text:style-name="Standard">4. Eventually when the DHCP device receives the DHCPREQUEST, seals the deal, by allocating the IP adress to the client and by sending and acknowledgment with a DHCPACK message, like saying "Ok, this IP adress is yours now".</text:p>
      <text:p text:style-name="Standard"/>
      <text:p text:style-name="Standard">Of course the protocol is not that simple. There are details like how the two devices are doing the broadcast in order to communicate, what are they doing when something is going on, (for example if there is a lack of IP addresses or some technical issue), or if some other problem occurs while the protocol is running.</text:p>
      <text:p text:style-name="Standard">These four steps though are the backbone of the DHCP protocol so they need to be understood in order for us to be able to use the DHCP protocol bit more effectivelly.</text:p>
      <text:p text:style-name="Standard"/>
      <text:p text:style-name="Standard">DHCP devices:</text:p>
      <text:p text:style-name="Standard">DHCP is a relatively easy protocol with high compatibility, so as it was expected there are countless applications out there that are using DHCP, in many flavors and in any way possible. From the typical router with DHCP feature, to Windows Server DHCP role, to DHCP Cisco or linux servers to any DHCP application imaginable like third party software for automated subneting.</text:p>
      <text:p text:style-name="Standard">Logically though the two main categories that divine the DHCP devices are Servers and Routers.<text:line-break/><text:soft-page-break/>Servers are used mostly in larger networks <text:s/>with a server machine dedicated to allocate dynamicaly addresses to the hosts, while smaller networks, (typical home networks), are using the build in DHCP fuction of a Router. It is possible to find somehow ad hoc devices <text:s/>and applications for IP addresses allocation, but it is not a good practice to use ad hoc solutions to this topic, so it is not a common practice for DHCP.</text:p>
      <text:p text:style-name="Standard"/>
      <text:p text:style-name="Standard">What a, (windows), client need to know:</text:p>
      <text:p text:style-name="Standard">It could be more useful to give some hints what a DHCP client need to know, but because this laboratory is related with windows envirovment, we will be focusing more on the windows point of view of configuating our NIC, (Network Interface Card). That is not a big problem though because on linux and Mac are running the same principes and differences are located only to the user interface of each different OS.</text:p>
      <text:p text:style-name="Standard">In order to have the ability to communicate with a DHCP device we need to activate DHCP protocol for client to our Computer. The DHCP software is build in and we don't have to install something. The only thing that we have to do actually is to go to the right location and to press a simple and humble radio checkbox that we want to activate the DHCP for our computer the default gateway and for DNS respectively.</text:p>
      <text:p text:style-name="Standard">To find the location we just have to go to network center. Through the network center we have to go to NIC settings. There we have to find the Ipv4 protocol and click to change the settings to it.</text:p>
      <text:p text:style-name="Standard">As we see to the picture, the <text:s/>two necessary radio buttons that we have to click to activate the DHCP protocol are extremely easy to be located. <text:line-break/>The first button activates the DHCP for the PC and for the default gateway. The other one will activate the DHCP for our DNS.</text:p>
      <text:p text:style-name="Standard"/>
      <text:p text:style-name="Standard">Other alternatives for windows client:</text:p>
      <text:p text:style-name="Standard">The most default way to do things for the usual users is through the graphical interface. That is not a bad choice, that opposite actually. Even the most hardcore CLI, (Command Line Interface), users are admiting that the use of a graphical interface is usually easier and reduces the possibility of mistakes on simple tasks. The use of CLI shines when we are handling many elements or when we need to have freedom to do complicated or automated things with our computer.</text:p>
      <text:p text:style-name="Standard">A good policy that Microsoft tends to keep is that there are many ways to do the same thing and in this case, we have many different ways to activate our DHCP to our client, typically through some kind of CLI.<text:line-break/>The second most popular way to activate and handle DHCP protocol for a client, is through the official CLI for windows that is called CMD.exe, (CoMmanD prompt). We do that through a build in tool on CMD that is called Netch and we actually use the command "netsh interface ip set address probably_our_ethernet_interface dhcp". It is important to point out though that after activating DHCP the main work on it is happening to Ipconfig, one other tool that give as <text:s/>the ability to do renew and release of the leased ip that we got from the DHCP device.</text:p>
      <text:p text:style-name="Standard">The new big thing on Windows is Powershell. Powershell is not very known popular to the masses, but it is gain slowly popularity, especially through the IT professionals.</text:p>
      <text:p text:style-name="Standard"/>
      <text:p text:style-name="Standard"><text: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egoe UI" svg:font-family="'Segoe UI', 'Lucida Grande', Verdana, Arial, Helvetica,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39M59S</meta:editing-duration>
    <meta:editing-cycles>6</meta:editing-cycles>
    <meta:generator>OpenOffice/4.1.2$Win32 OpenOffice.org_project/412m3$Build-9782</meta:generator>
    <dc:date>2017-05-22T01:54:26.25</dc:date>
    <dc:creator>Robert Kristian Alm</dc:creator>
    <meta:document-statistic meta:table-count="0" meta:image-count="0" meta:object-count="0" meta:page-count="2" meta:paragraph-count="26" meta:word-count="1154" meta:character-count="6471"/>
    <meta:user-defined meta:name="Info 1"/>
    <meta:user-defined meta:name="Info 2"/>
    <meta:user-defined meta:name="Info 3"/>
    <meta:user-defined meta:name="Info 4"/>
  </office:meta>
</office:document-meta>
</file>